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ad341" officeooo:paragraph-rsid="000ad34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ad341" officeooo:paragraph-rsid="000ad34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c8146" officeooo:paragraph-rsid="000c814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0c8146" officeooo:paragraph-rsid="000c814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fo:font-size="12pt" fo:font-weight="bold" officeooo:rsid="000ad341" officeooo:paragraph-rsid="000ad341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2pt" fo:font-weight="bold" officeooo:rsid="000c8146" officeooo:paragraph-rsid="000c8146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text-properties fo:font-size="12pt" fo:font-weight="bold" officeooo:rsid="000c8146" officeooo:paragraph-rsid="000c8146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normal" officeooo:rsid="000ad341" officeooo:paragraph-rsid="000ad341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0c8146" officeooo:paragraph-rsid="000c814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c8146" officeooo:paragraph-rsid="000c8146" style:font-size-asian="10.5pt" style:font-weight-asian="normal" style:font-size-complex="12pt" style:font-weight-complex="normal"/>
    </style:style>
    <style:style style:name="T1" style:family="text">
      <style:text-properties officeooo:rsid="000c814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ada3" style:font-weight-asian="normal" style:font-weight-complex="normal"/>
    </style:style>
    <style:style style:name="T4" style:family="text">
      <style:text-properties officeooo:rsid="0010ad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1cm" fo:text-indent="-0.635cm" fo:margin-left="8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45cm" fo:text-indent="-0.635cm" fo:margin-left="8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8cm" fo:text-indent="-0.635cm" fo:margin-left="9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15cm" fo:text-indent="-0.635cm" fo:margin-left="10.0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X – Future Works</text:p>
      <text:p text:style-name="P1"/>
      <text:list xml:id="list632637919" text:style-name="L1">
        <text:list-item>
          <text:p text:style-name="P5">Auto-complete feature in the editor:</text:p>
          <text:p text:style-name="P5"/>
          <text:p text:style-name="P8">Currently this feature is absent in our version of CodeMirror <text:span text:style-name="T1">implemented </text:span>in the Advanced HTML Xblock . It can be implemented in the future <text:s/>where an user will be shown a list of options of the probable keywords he wants to type on the basis of a keystroke.</text:p>
          <text:p text:style-name="P8"/>
          <text:p text:style-name="P8">Reference : <text:a xlink:type="simple" xlink:href="https://codemirror.net/demo/complete.html" text:style-name="Internet_20_link" text:visited-style-name="Visited_20_Internet_20_Link">https://codemirror.net/demo/complete.html</text:a></text:p>
          <text:p text:style-name="P8"/>
        </text:list-item>
        <text:list-item>
          <text:p text:style-name="P6">Setting a common CSS for an entire course</text:p>
        </text:list-item>
      </text:list>
      <text:p text:style-name="P4"/>
      <text:p text:style-name="P4"><text:tab/><text:span text:style-name="T2">Presently, if a course author wants to have a unified theme for all the content in a particular <text:tab/>course, he would have to manually apply the CSS style to each and every unit in the html <text:tab/>code. To <text:s/>make this easier we can have a common CSS file whch will be automatically <text:tab/>fetched and imported for every unit in that course as per the settings of the course. One <text:tab/>possible way of implementing it would be making changes on the Django backend of </text:span><text:span text:style-name="T3">that <text:tab/>particular </text:span><text:span text:style-name="T2">course to fetch that CSS file from the </text:span>“Files &amp; uploads”<text:span text:style-name="T2"> section present for every <text:tab/>course in Open edX platform.</text:span></text:p>
      <text:p text:style-name="P3"><text:s/></text:p>
      <text:p text:style-name="P4"><text:s text:c="6"/>3. <text:s text:c="2"/>Additional settings in the Xblock</text:p>
      <text:p text:style-name="P4"/>
      <text:p text:style-name="P4"><text:s text:c="13"/><text:span text:style-name="T2">At present our Xblock has two options in the settings tab. Display name and Live preview <text:tab/> toggle. Some other features that can be added are :</text:span></text:p>
      <text:p text:style-name="P3"/>
      <text:list xml:id="list1697676386" text:style-name="L2">
        <text:list-item>
          <text:p text:style-name="P9">A option for selecting themes for the editor to enhance the user experience even more.</text:p>
        </text:list-item>
        <text:list-item>
          <text:p text:style-name="P9">Enable a draggable interface so that users can adjust the size of the editor window and the preview windows as they seem appropriate.</text:p>
        </text:list-item>
      </text:list>
      <text:p text:style-name="P3"/>
      <text:p text:style-name="P3"><text:s text:c="6"/></text:p>
      <text:list xml:id="list210035814346143" text:continue-numbering="true" text:style-name="L2">
        <text:list-header>
          <text:p text:style-name="P7"/>
        </text:list-header>
      </text:list>
      <text:p text:style-name="P4"><text:s text:c="7"/>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2"><text:tab/> <text:s text:c="12"/></text:p>
      <text:p text:style-name="P2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0:31:07.107173763</meta:creation-date>
    <dc:date>2018-06-28T21:00:34.811017274</dc:date>
    <meta:editing-duration>PT2M2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248" meta:character-count="1443" meta:non-whitespace-character-count="1144"/>
  </office:meta>
</office:document-meta>
</file>